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ARDENAS CHANCO, ROXA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ARDENAS CHANCO ROXA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 FR. NEGRO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POLLOS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RACION 12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23:24:3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